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5eb91e" loext:fill-use-slide-background="false" draw:opacity="70%" draw:textarea-horizontal-align="justify" draw:textarea-vertical-align="middle" draw:auto-grow-height="false" fo:min-height="3.337cm" fo:min-width="10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be33d" draw:textarea-horizontal-align="justify" draw:textarea-vertical-align="middle" draw:auto-grow-height="false" fo:min-height="2.337cm" fo:min-width="7.4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577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e6e905" draw:textarea-horizontal-align="justify" draw:textarea-vertical-align="middle" draw:auto-grow-height="false" fo:min-height="1.67cm" fo:min-width="5.421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95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d428" draw:textarea-horizontal-align="justify" draw:textarea-vertical-align="middle" draw:auto-grow-height="false" fo:min-height="1.003cm" fo:min-width="3.421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" style:family="graphic" style:parent-style-name="objectwithoutfill">
      <style:graphic-properties svg:stroke-width="0.212cm" svg:stroke-color="#00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aa95" draw:textarea-horizontal-align="justify" draw:textarea-vertical-align="middle" draw:auto-grow-height="false" fo:min-height="0.336cm" fo:min-width="1.4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2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3cm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5" style:family="graphic">
      <style:graphic-properties style:protect="size"/>
    </style:style>
    <style:style style:name="gr16" style:family="graphic">
      <style:graphic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8" style:family="graphic" style:parent-style-name="objectwithoutfill">
      <style:graphic-properties draw:stroke="dash" draw:stroke-dash="Double_20_Dash_20__28_Rounded_29_" svg:stroke-width="0.053cm" svg:stroke-color="#666666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0" style:family="graphic" style:parent-style-name="standard">
      <style:graphic-properties draw:stroke="none" svg:stroke-opacity="30%" draw:fill="hatch" draw:fill-color="#ffd8ce" draw:fill-hatch-name="Red_20_45_20_Degrees" draw:opacity="46%" draw:textarea-horizontal-align="justify" draw:textarea-vertical-align="middle" draw:auto-grow-height="false" fo:min-height="7.51cm" fo:min-width="3.785cm"/>
    </style:style>
    <style:style style:name="gr2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531cm"/>
      <style:paragraph-properties style:writing-mode="lr-tb"/>
    </style:style>
    <style:style style:name="gr23" style:family="graphic" style:parent-style-name="standard">
      <style:graphic-properties draw:stroke="none" draw:fill-color="#5eb91e" draw:textarea-horizontal-align="justify" draw:textarea-vertical-align="middle" draw:auto-grow-height="false" fo:min-height="2.458cm" fo:min-width="7.208cm" fo:wrap-option="wrap"/>
      <style:paragraph-properties style:writing-mode="lr-tb"/>
    </style:style>
    <style:style style:name="gr24" style:family="graphic" style:parent-style-name="standard">
      <style:graphic-properties draw:stroke="none" draw:fill-color="#5eb91e" draw:textarea-horizontal-align="justify" draw:textarea-vertical-align="middle" draw:auto-grow-height="false" fo:min-height="2.638cm" fo:min-width="7.188cm" fo:wrap-option="wrap"/>
      <style:paragraph-properties style:writing-mode="lr-tb"/>
    </style:style>
    <style:style style:name="gr25" style:family="graphic" style:parent-style-name="objectwithoutfill">
      <style:graphic-properties svg:stroke-width="0.212cm" svg:stroke-color="#00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draw:fill-color="#ff8000" draw:textarea-horizontal-align="justify" draw:textarea-vertical-align="middle" draw:auto-grow-height="false" fo:min-height="2.638cm" fo:min-width="7.188cm" fo:wrap-option="wrap"/>
      <style:paragraph-properties style:writing-mode="lr-tb"/>
    </style:style>
    <style:style style:name="gr27" style:family="graphic" style:parent-style-name="standard">
      <style:graphic-properties draw:stroke="none" draw:fill-color="#8e86ae" draw:textarea-horizontal-align="justify" draw:textarea-vertical-align="middle" draw:auto-grow-height="false" fo:min-height="2.638cm" fo:min-width="9.788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4cm" fo:min-width="0cm"/>
      <style:paragraph-properties style:writing-mode="lr-tb"/>
    </style:style>
    <style:style style:name="pr1" style:family="presentation" style:parent-style-name="Default-title">
      <style:graphic-properties fo:min-height="1.5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28pt" style:font-size-asian="24pt" style:font-size-complex="24pt"/>
    </style:style>
    <style:style style:name="P2" style:family="paragraph">
      <loext:graphic-properties draw:fill="solid" draw:fill-color="#5eb91e" draw:opacity="70%"/>
      <style:paragraph-properties fo:text-align="center"/>
    </style:style>
    <style:style style:name="P3" style:family="paragraph">
      <loext:graphic-properties draw:fill-color="#bbe33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6" style:family="paragraph">
      <loext:graphic-properties draw:fill="none" draw:fill-color="#ffffff"/>
      <style:paragraph-properties fo:text-align="center"/>
      <style:text-properties fo:font-size="28pt" style:font-size-asian="32pt" style:font-size-complex="32pt"/>
    </style:style>
    <style:style style:name="P7" style:family="paragraph">
      <loext:graphic-properties draw:fill-color="#e6e905"/>
      <style:paragraph-properties fo:text-align="center"/>
    </style:style>
    <style:style style:name="P8" style:family="paragraph">
      <loext:graphic-properties draw:fill="none" draw:fill-color="#ffffff"/>
      <style:text-properties fo:font-size="18pt" style:font-size-asian="32pt" style:font-size-complex="32pt"/>
    </style:style>
    <style:style style:name="P9" style:family="paragraph">
      <loext:graphic-properties draw:fill-color="#ffd428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8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aa95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end"/>
    </style:style>
    <style:style style:name="P16" style:family="paragraph">
      <style:paragraph-properties fo:margin-left="0cm" fo:margin-right="0cm" fo:margin-top="0cm" fo:margin-bottom="0cm" fo:line-height="100%" fo:text-align="end" fo:text-indent="0cm"/>
    </style:style>
    <style:style style:name="P17" style:family="paragraph">
      <loext:graphic-properties draw:fill="none" draw:fill-color="#ffffff"/>
      <style:paragraph-properties fo:text-align="en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hatch" draw:fill-color="#ffd8ce" draw:fill-hatch-name="Red_20_45_20_Degrees" draw:opacity="46%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-color="#5eb91e"/>
      <style:paragraph-properties fo:text-align="center"/>
      <style:text-properties fo:color="#ffffff" loext:opacity="100%" loext:color-lum-mod="100%" loext:color-lum-off="0%" fo:font-size="36pt" style:font-size-asian="36pt" style:font-size-complex="36pt"/>
    </style:style>
    <style:style style:name="P22" style:family="paragraph">
      <loext:graphic-properties draw:fill-color="#ff8000"/>
      <style:paragraph-properties fo:text-align="center"/>
      <style:text-properties fo:color="#ffffff" loext:opacity="100%" loext:color-lum-mod="100%" loext:color-lum-off="0%" fo:font-size="36pt" style:font-size-asian="36pt" style:font-size-complex="36pt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loext:graphic-properties draw:fill-color="#8e86ae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8pt" style:font-size-asian="28pt" style:font-size-complex="28pt"/>
    </style:style>
    <style:style style:name="P27" style:family="paragraph">
      <style:text-properties fo:font-size="28pt"/>
    </style:style>
    <style:style style:name="P28" style:family="paragraph">
      <loext:graphic-properties draw:fill="none" draw:fill-color="#ffffff"/>
      <style:text-properties fo:font-size="28pt" style:font-size-asian="24pt" style:font-size-complex="24pt"/>
    </style:style>
    <style:style style:name="T1" style:family="text">
      <style:text-properties fo:font-size="28pt" style:font-size-asian="24pt" style:font-size-complex="2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8pt" style:font-size-asian="32pt" style:font-size-complex="32pt"/>
    </style:style>
    <style:style style:name="T4" style:family="text">
      <style:text-properties style:text-position="super 58%" fo:font-size="28pt" style:font-size-asian="32pt" style:font-size-complex="32pt"/>
    </style:style>
    <style:style style:name="T5" style:family="text">
      <style:text-properties fo:font-size="18pt" style:font-size-asian="32pt" style:font-size-complex="3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loext:opacity="100%" fo:font-size="36pt" style:font-size-asian="36pt" style:font-size-complex="36pt"/>
    </style:style>
    <style:style style:name="T8" style:family="text">
      <style:text-properties fo:color="#ffffff" loext:opacity="100%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.572cm" svg:x="1.4cm" svg:y="0.628cm" presentation:class="title" presentation:user-transformed="true">
          <draw:text-box>
            <text:p><text:span text:style-name="T1">Th</text:span><text:span text:style-name="T1">e </text:span><text:span text:style-name="T1">tes</text:span><text:span text:style-name="T1">tin</text:span><text:span text:style-name="T1">g </text:span><text:span text:style-name="T1">pyr</text:span><text:span text:style-name="T1">am</text:span><text:span text:style-name="T1">id</text:span></text:p>
          </draw:text-box>
        </draw:frame>
        <draw:custom-shape draw:style-name="gr1" draw:text-style-name="P2" draw:layer="layout" svg:width="22cm" svg:height="11cm" svg:x="3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6cm" svg:height="8cm" svg:x="6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8.786cm" svg:height="2.376cm" svg:x="9.614cm" svg:y="12.4cm">
          <draw:text-box>
            <text:p text:style-name="P4"><text:span text:style-name="T2">U</text:span><text:span text:style-name="T2">ni</text:span><text:span text:style-name="T2">t </text:span><text:span text:style-name="T2">t</text:span><text:span text:style-name="T2">e</text:span><text:span text:style-name="T2">st</text:span><text:span text:style-name="T2">s</text:span></text:p>
          </draw:text-box>
        </draw:frame>
        <draw:frame draw:style-name="gr4" draw:text-style-name="P6" draw:layer="layout" svg:width="11.077cm" svg:height="1.352cm" svg:x="8.5cm" svg:y="10.283cm">
          <draw:text-box>
            <text:p text:style-name="P4"><text:span text:style-name="T3">1</text:span><text:span text:style-name="T4">st</text:span><text:span text:style-name="T3"> </text:span><text:span text:style-name="T3">lev</text:span><text:span text:style-name="T3">el </text:span><text:span text:style-name="T3">int</text:span><text:span text:style-name="T3">egr</text:span><text:span text:style-name="T3">ati</text:span><text:span text:style-name="T3">on </text:span><text:span text:style-name="T3">tes</text:span><text:span text:style-name="T3">ts</text:span></text:p>
          </draw:text-box>
        </draw:frame>
        <draw:custom-shape draw:style-name="gr5" draw:text-style-name="P7" draw:layer="layout" svg:width="12cm" svg:height="6cm" svg:x="8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40.49662528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8.495cm" svg:height="0.962cm" svg:x="9.705cm" svg:y="8.638cm">
          <draw:text-box>
            <text:p><text:span text:style-name="T5">High</text:span><text:span text:style-name="T5">er </text:span><text:span text:style-name="T5">level </text:span><text:span text:style-name="T5">integ</text:span><text:span text:style-name="T5">ratio</text:span><text:span text:style-name="T5">n </text:span><text:span text:style-name="T5">tests</text:span></text:p>
          </draw:text-box>
        </draw:frame>
        <draw:custom-shape draw:style-name="gr7" draw:text-style-name="P9" draw:layer="layout" svg:width="8cm" svg:height="3.999cm" svg:x="10cm" svg:y="4.001cm">
          <text:p/>
          <draw:enhanced-geometry svg:viewBox="0 0 21600 21600" draw:glue-points="?f0 0 ?f1 10800 0 21600 10800 21600 21600 21600 ?f7 10800" draw:text-areas="?f1 10800 ?f2 18000 ?f3 7200 ?f4 21600" draw:type="isosceles-triangle" draw:modifiers="10840.49662528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0" draw:layer="layout" svg:width="5.4cm" svg:height="1cm" svg:x="11.3cm" svg:y="6.6cm">
          <draw:text-box>
            <text:p text:style-name="P4"><text:span text:style-name="T5">End-</text:span><text:span text:style-name="T5">to-</text:span><text:span text:style-name="T5">end </text:span><text:span text:style-name="T5">tests</text:span></text:p>
          </draw:text-box>
        </draw:frame>
        <draw:line draw:style-name="gr9" draw:text-style-name="P11" draw:layer="layout" svg:x1="2cm" svg:y1="15cm" svg:x2="2cm" svg:y2="4cm">
          <text:p/>
        </draw:line>
        <draw:custom-shape draw:style-name="gr10" draw:text-style-name="P12" draw:layer="layout" svg:width="4cm" svg:height="1.999cm" svg:x="12cm" svg:y="4.001cm">
          <text:p/>
          <draw:enhanced-geometry svg:viewBox="0 0 21600 21600" draw:glue-points="?f0 0 ?f1 10800 0 21600 10800 21600 21600 21600 ?f7 10800" draw:text-areas="?f1 10800 ?f2 18000 ?f3 7200 ?f4 21600" draw:type="isosceles-triangle" draw:modifiers="10840.49662528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4" draw:layer="layout" svg:width="4.761cm" svg:height="3.095cm" svg:x="2.6cm" svg:y="4.016cm">
          <draw:text-box>
            <text:p>User relevance</text:p>
            <text:p>Complexity</text:p>
            <text:p>Effort</text:p>
            <text:p text:style-name="P13">Cost</text:p>
          </draw:text-box>
        </draw:frame>
        <draw:line draw:style-name="gr9" draw:text-style-name="P11" draw:layer="layout" svg:x1="26cm" svg:y1="4cm" svg:x2="26cm" svg:y2="15cm">
          <text:p/>
        </draw:line>
        <draw:frame draw:style-name="gr12" draw:text-style-name="P17" draw:layer="layout" svg:width="5.218cm" svg:height="3.095cm" svg:x="20.182cm" svg:y="8.8cm">
          <draw:text-box>
            <text:p text:style-name="P15">Error localization</text:p>
            <text:p text:style-name="P16">Maintainability</text:p>
            <text:p text:style-name="P16">Stability</text:p>
            <text:p text:style-name="P16">Speed</text:p>
          </draw:text-box>
        </draw:frame>
        <draw:frame draw:style-name="gr13" draw:text-style-name="P14" draw:layer="layout" svg:width="4.13cm" svg:height="1.673cm" svg:x="16.47cm" svg:y="4.127cm">
          <draw:text-box>
            <text:p>Performance</text:p>
            <text:p>tests</text:p>
          </draw:text-box>
        </draw:frame>
        <draw:line draw:style-name="gr14" draw:text-style-name="P11" draw:layer="layout" svg:x1="16.47cm" svg:y1="5cm" svg:x2="14cm" svg:y2="5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g draw:style-name="gr16">
          <draw:frame draw:style-name="gr17" draw:text-style-name="P4" draw:layer="layout" svg:width="15.999cm" svg:height="8.999cm" svg:x="6.041cm" svg:y="3.39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style-name="gr18" draw:text-style-name="P11" draw:layer="layout" svg:x1="15cm" svg:y1="3.8cm" svg:x2="15cm" svg:y2="11.56cm">
            <text:p/>
          </draw:line>
          <draw:frame draw:style-name="gr19" draw:text-style-name="P14" draw:layer="layout" svg:width="1.395cm" svg:height="0.645cm" svg:x="14.2cm" svg:y="3.155cm">
            <draw:text-box>
              <text:p><text:span text:style-name="T6">Sleep</text:span></text:p>
            </draw:text-box>
          </draw:frame>
          <draw:custom-shape draw:style-name="gr20" draw:text-style-name="P19" draw:layer="layout" svg:width="4.285cm" svg:height="7.76cm" svg:x="15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1" draw:text-style-name="P11" draw:layer="layout" svg:width="11.54cm" svg:height="6.791cm" draw:transform="skewX (-4.75250958601403E-017) rotate (-0.249931148885589) translate (8.98203330396727cm 4.96656608995536cm)" svg:viewBox="0 0 11541 6792" svg:d="M0 6792c163-20 832-229 1006-292 204-74 323-260 451-419 150-185 230-403 342-610 87-158 136-339 157-525 22-183 119-3819 160-4007 95-437 200-834 587-933 581-152 3157 2661 3886 3094 1343 797 4813 498 4940 458l12-3">
            <text:p/>
          </draw:path>
          <draw:frame draw:style-name="gr22" draw:text-style-name="P14" draw:layer="layout" svg:width="2.2cm" svg:height="0.645cm" svg:x="16.301cm" svg:y="6.856cm">
            <draw:text-box>
              <text:p><text:span text:style-name="T6">Test </text:span><text:span text:style-name="T6">failure</text:span></text:p>
            </draw:text-box>
          </draw:frame>
        </draw:g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3" draw:text-style-name="P21" xml:id="id1" draw:id="id1" draw:layer="layout" svg:width="8cm" svg:height="3cm" svg:x="3cm" svg:y="7cm">
          <text:p text:style-name="P4"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xml:id="id2" draw:id="id2" draw:layer="layout" svg:width="8cm" svg:height="3.2cm" svg:x="17cm" svg:y="6.8cm">
          <text:p text:style-name="P4"><text:span text:style-name="T7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1" draw:layer="layout" draw:line-skew="-3.3cm" svg:x1="7cm" svg:y1="7cm" svg:x2="21cm" svg:y2="6.8cm" draw:start-shape="id1" draw:start-glue-point="0" draw:end-shape="id2" draw:end-glue-point="0" svg:d="M7000 7000v-4000h14000v3800" svg:viewBox="0 0 14001 4001">
          <text:p/>
        </draw:connector>
        <draw:connector draw:style-name="gr25" draw:text-style-name="P11" draw:layer="layout" draw:line-skew="3.498cm" svg:x1="21cm" svg:y1="10cm" svg:x2="7cm" svg:y2="10cm" draw:start-shape="id2" draw:start-glue-point="2" draw:end-shape="id1" draw:end-glue-point="2" svg:d="M21000 10000v3999h-14000v-3999" svg:viewBox="0 0 14001 4000">
          <text:p/>
        </draw:connector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23" draw:text-style-name="P21" xml:id="id6" draw:id="id6" draw:layer="layout" svg:width="8cm" svg:height="3cm" svg:x="3cm" svg:y="7cm">
          <text:p text:style-name="P4"><text:span text:style-name="T7">Imp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xml:id="id4" draw:id="id4" draw:layer="layout" svg:width="8cm" svg:height="3.2cm" svg:x="17cm" svg:y="6.8cm">
          <text:p text:style-name="P4"><text:span text:style-name="T7">Get ang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1" draw:layer="layout" svg:x1="17.8cm" svg:y1="3cm" svg:x2="21cm" svg:y2="6.8cm" draw:start-shape="id3" draw:start-glue-point="1" draw:end-shape="id4" draw:end-glue-point="0" svg:d="M17800 3000h3200v3800" svg:viewBox="0 0 3201 3801">
          <text:p/>
        </draw:connector>
        <draw:connector draw:style-name="gr25" draw:text-style-name="P11" draw:layer="layout" svg:x1="21cm" svg:y1="10cm" svg:x2="19.4cm" svg:y2="14.001cm" draw:start-shape="id4" draw:start-glue-point="2" draw:end-shape="id5" draw:end-glue-point="1" svg:d="M21000 10000v4001h-1600" svg:viewBox="0 0 1601 4002">
          <text:p/>
        </draw:connector>
        <draw:custom-shape draw:style-name="gr24" draw:text-style-name="P21" xml:id="id3" draw:id="id3" draw:layer="layout" svg:width="8cm" svg:height="3.2cm" svg:x="9.8cm" svg:y="1.4cm">
          <text:p text:style-name="P4"><text:span text:style-name="T7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xml:id="id5" draw:id="id5" draw:layer="layout" svg:width="10.6cm" svg:height="3.2cm" svg:x="8.8cm" svg:y="12.401cm">
          <text:p text:style-name="P23"><text:span text:style-name="T8">Try to remember what you </text:span><text:span text:style-name="T8">wanted to 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1" draw:layer="layout" svg:x1="7cm" svg:y1="7cm" svg:x2="9.8cm" svg:y2="3cm" draw:start-shape="id6" draw:start-glue-point="0" draw:end-shape="id3" draw:end-glue-point="3" svg:d="M7000 7000v-4000h2800" svg:viewBox="0 0 2801 4001">
          <text:p/>
        </draw:connector>
        <draw:connector draw:style-name="gr25" draw:text-style-name="P11" draw:layer="layout" svg:x1="8.8cm" svg:y1="14.001cm" svg:x2="7cm" svg:y2="10cm" draw:start-shape="id5" draw:start-glue-point="3" draw:end-shape="id6" draw:end-glue-point="2" svg:d="M8800 14001h-1800v-4001" svg:viewBox="0 0 1801 4002">
          <text:p/>
        </draw:connector>
        <draw:frame draw:style-name="gr28" draw:text-style-name="P26" draw:layer="layout" svg:width="2.259cm" svg:height="1.352cm" svg:x="21.6cm" svg:y="4cm">
          <draw:text-box>
            <text:p text:style-name="P25"><text:span text:style-name="T9">wai</text:span><text:span text:style-name="T9">t</text:span></text:p>
          </draw:text-box>
        </draw:frame>
        <draw:frame draw:style-name="gr29" draw:text-style-name="P28" draw:layer="layout" svg:width="3.084cm" svg:height="3.554cm" svg:x="21.4cm" svg:y="10.346cm">
          <draw:text-box>
            <text:p text:style-name="P27"><text:span text:style-name="T10">wa</text:span><text:span text:style-name="T10">ste</text:span></text:p>
            <text:p text:style-name="P27"><text:span text:style-name="T10">mo</text:span><text:span text:style-name="T10">re</text:span></text:p>
            <text:p text:style-name="P27"><text:span text:style-name="T10">tim</text:span><text:span text:style-name="T10">e</text:span></text:p>
          </draw:text-box>
        </draw:frame>
        <presentation:notes draw:style-name="dp1">
          <draw:page-thumbnail draw:style-name="gr15" draw:layer="layout" svg:width="19.798cm" svg:height="11.136cm" svg:x="0.6cm" svg:y="2.257cm" draw:page-number="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Bär</meta:initial-creator>
    <meta:creation-date>2023-11-09T14:28:46.357432176</meta:creation-date>
    <dc:date>2023-11-15T12:51:05.362846197</dc:date>
    <dc:creator>Sebastian Bär</dc:creator>
    <meta:editing-duration>PT5H8M24S</meta:editing-duration>
    <meta:editing-cycles>4</meta:editing-cycles>
    <meta:generator>LibreOffice/7.5.8.2$Linux_X86_64 LibreOffice_project/50$Build-2</meta:generator>
    <meta:document-statistic meta:object-count="6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573cm" svg:y="4.198cm" style:legend-expansion="high" chart:style-name="ch2"/>
        <chart:plot-area chart:style-name="ch3" chart:data-source-has-labels="both" svg:x="0.32cm" svg:y="0.18cm" svg:width="12.933cm" svg:height="8.64cm">
          <chart:coordinate-region svg:x="1.248cm" svg:y="0.382cm" svg:width="12.005cm" svg:height="7.78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y</text:p>
              </table:table-cell>
            </table:table-row>
          </table:table-header-rows>
          <table:table-rows>
            <table:table-row>
              <table:table-cell office:value-type="string">
                <text:p>Delay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